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style="normal" fo:font-weight="bold" officeooo:rsid="0009eeef" officeooo:paragraph-rsid="0009eeef" style:font-size-asian="15pt" style:font-style-asian="normal" style:font-weight-asian="bold" style:font-size-complex="15pt" style:font-style-complex="normal" style:font-weight-complex="bold"/>
    </style:style>
    <style:style style:name="P2" style:family="paragraph" style:parent-style-name="Standard">
      <style:paragraph-properties fo:text-align="center" style:justify-single-word="false"/>
      <style:text-properties fo:font-size="15pt" fo:font-style="italic" fo:font-weight="normal" officeooo:rsid="0009eeef" officeooo:paragraph-rsid="0009eeef" style:font-size-asian="15pt" style:font-style-asian="italic" style:font-weight-asian="normal" style:font-size-complex="15pt" style:font-style-complex="italic" style:font-weight-complex="normal"/>
    </style:style>
    <style:style style:name="P3" style:family="paragraph" style:parent-style-name="Standard">
      <style:paragraph-properties fo:text-align="start" style:justify-single-word="false"/>
      <style:text-properties fo:font-size="12pt" fo:font-style="normal" fo:font-weight="normal" officeooo:rsid="0009eeef" officeooo:paragraph-rsid="0009eeef"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style:text-underline-style="none" fo:font-weight="normal" officeooo:rsid="0009eeef" officeooo:paragraph-rsid="0009eeef"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officeooo:rsid="0009eeef" officeooo:paragraph-rsid="000a7b0b"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none" fo:font-weight="normal" officeooo:rsid="000a7b0b" officeooo:paragraph-rsid="000a7b0b"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none" fo:font-weight="normal" officeooo:rsid="000b2cbe" officeooo:paragraph-rsid="000b2cbe"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3pt" fo:font-style="normal" style:text-underline-style="solid" style:text-underline-width="auto" style:text-underline-color="font-color" fo:font-weight="bold" officeooo:rsid="0009eeef" officeooo:paragraph-rsid="0009eeef" style:font-size-asian="13pt" style:font-style-asian="normal" style:font-weight-asian="bold" style:font-size-complex="13pt" style:font-style-complex="normal" style:font-weight-complex="bold"/>
    </style:style>
    <style:style style:name="P9" style:family="paragraph" style:parent-style-name="Standard">
      <style:paragraph-properties fo:text-align="start" style:justify-single-word="false"/>
      <style:text-properties fo:font-size="13pt" fo:font-style="normal" style:text-underline-style="solid" style:text-underline-width="auto" style:text-underline-color="font-color" fo:font-weight="bold" officeooo:rsid="000b2cbe" officeooo:paragraph-rsid="000b2cbe" style:font-size-asian="13pt" style:font-style-asian="normal" style:font-weight-asian="bold" style:font-size-complex="13pt" style:font-style-complex="normal" style:font-weight-complex="bold"/>
    </style:style>
    <style:style style:name="T1" style:family="text">
      <style:text-properties officeooo:rsid="0009eeef"/>
    </style:style>
    <style:style style:name="T2" style:family="text">
      <style:text-properties officeooo:rsid="000a7b0b"/>
    </style:style>
    <style:style style:name="T3" style:family="text">
      <style:text-properties officeooo:rsid="000b2c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lication de mon code</text:p>
      <text:p text:style-name="P2"/>
      <text:p text:style-name="P2"/>
      <text:p text:style-name="P8">Dans data.h :</text:p>
      <text:p text:style-name="P3"/>
      <text:p text:style-name="P3">Il y a les structures que j’ai utiliser dans mes fonctions.</text:p>
      <text:p text:style-name="P3"/>
      <text:p text:style-name="P8">Dans Init.c :</text:p>
      <text:p text:style-name="P3"/>
      <text:p text:style-name="P3">Nous avons les fonctions afin d’initialiser toute les valeurs qu’on utilisera dans la suite de nos fonctions pour une nouvelle partie.</text:p>
      <text:p text:style-name="P3"/>
      <text:p text:style-name="P8">Dans move.c :</text:p>
      <text:p text:style-name="P3"/>
      <text:p text:style-name="P3">La fonction Move(…) <text:s/>permet de choisir une action de jeu manuellement.</text:p>
      <text:p text:style-name="P3"/>
      <text:p text:style-name="P3">La fonction OurMove(…) permet récupéré la conséquence de notre action après coup.</text:p>
      <text:p text:style-name="P3"/>
      <text:p text:style-name="P3">La fonction DoReplay(…) génère la valeur de « replay » pour savoir si l’on rejoue après notre coup ou non.</text:p>
      <text:p text:style-name="P3"/>
      <text:p text:style-name="P3">La fonction EditMove(…) permet de modifié nos données après que nous avons joué.</text:p>
      <text:p text:style-name="P3"/>
      <text:p text:style-name="P3">La fonction EditOpponnentMove(…) permet de modifié nos données après que l’adversaire ai joué.</text:p>
      <text:p text:style-name="P3"/>
      <text:p text:style-name="P3">La fonction CheckCompletedObjective(…) permet de vérifié si nous avons fini tous nos objectifs ou non.</text:p>
      <text:p text:style-name="P3"/>
      <text:p text:style-name="P8">Dans Strategy.c</text:p>
      <text:p text:style-name="P8"/>
      <text:p text:style-name="P4">La fonction calculescore(…) permet de calculer le score entre les deux villes en fonction de leur longueur.</text:p>
      <text:p text:style-name="P4"/>
      <text:p text:style-name="P7">Pour ma stratégie d’attaque, j’ai choisi des fonctions récursive afin de calculer les plus de route possible et de les comparé :</text:p>
      <text:p text:style-name="P4"/>
      <text:p text:style-name="P4">La fonction recursiveStrat_increasing(…) permet de généré toute les routes possibles pour aller d’une ville n°A à une ville n°B en partant de n°A croissant vers N°B. et de garder celle qui passe part le moins de ville et de garder celle qui donne le plus de point si deux chemins possède le même nombre de passage entre les villes. </text:p>
      <text:p text:style-name="P4"/>
      <text:p text:style-name="P4">La fonction recursiveStrat_decreasing(…) permet de faire la même chose mais en faisait de la ville n°B à la ville n°A. Cette fonction permet de faire des cas que l’on n’aurait pas avec <text:s/>recursiveStrat_increasing(…).</text:p>
      <text:p text:style-name="P5">Par exemple si l’on veut <text:span text:style-name="T2">passer de la ville 10 à 13, la fonction </text:span>recursiveStrat_increasing(…) <text:span text:style-name="T2">ne va pas faire le chemin 10-9 / <text:s/>9-11 / 11-12 / 12-13 mais <text:s/></text:span>recursiveStrat_decreasing <text:span text:style-name="T2">va le faire et garder en mémoire ce chemin.</text:span></text:p>
      <text:p text:style-name="P5"/>
      <text:p text:style-name="P6">La fonction LessWagon(…) permet de calculer le chemin le qui demandera le moins de wagon.</text:p>
      <text:p text:style-name="P6">Je l’ai enlevé car je trouvais que je gagnais moins de points.</text:p>
      <text:p text:style-name="P6"/>
      <text:p text:style-name="P6"><text:soft-page-break/>La fonction Strat(…) permet de choisir entre le chemin donné par <text:span text:style-name="T1">recursiveStrat_increasing(…) <text:s/></text:span>et <text:s/><text:span text:style-name="T1">recursiveStrat_decreasing(…) <text:s/></text:span>part celui qui passe dans le moins de ville et qui donne le meilleurs score s’ils ont le même nombre de passage entre les villes.</text:p>
      <text:p text:style-name="P6">La fonction NewObjective(…) permet de sélectionner les objectifs à permet en fonction des nombres de wagon disponible pour réaliser les objectifs et le score total.</text:p>
      <text:p text:style-name="P6"/>
      <text:p text:style-name="P6">La fonction Fake_IA(…) permet de choisir le coup à jouer avec un ordre de priorité si dessous :</text:p>
      <text:p text:style-name="P6"/>
      <text:p text:style-name="P6">- On pioche automatiquement dans le deck si l’on a pioche ou choisit une carte ( On récupéra par possiblement chance une carte locomotive)</text:p>
      <text:p text:style-name="P6"/>
      <text:p text:style-name="P6">- On choisit nos objectifs automatiquement si l’on a piocher des objectives au coup précédent.</text:p>
      <text:p text:style-name="P6"><text:tab/>- Si nous avons 0 objectifs, nous prendrons les 3 objectifs pioché</text:p>
      <text:p text:style-name="P6"><text:tab/>- Sinon, on se réfère à la fonction NewObjective(…)</text:p>
      <text:p text:style-name="P6"/>
      <text:p text:style-name="P6">- On pioche des objectifs seulement si nous en avons 0 ou qu’on les as tous complété</text:p>
      <text:p text:style-name="P6"/>
      <text:p text:style-name="P6">- <text:span text:style-name="T3">Pour prendre des routes, nous avons plusieurs priorité, d’abord nous nous concentrons sur le premier objectif non fini et toutes les locomotives seront pour cette objectif jusqu’à qu’on l’a fini.</text:span></text:p>
      <text:p text:style-name="P7"><text:tab/>- Si on peut prendre une route du premier objectif non fini, nous le prenons avec ou sans <text:tab/>locomotive</text:p>
      <text:p text:style-name="P6"><text:tab/>- <text:span text:style-name="T3">Sinon, s’il y a une carte face visible qui permet de complété le montant nécessaire à <text:tab/>prendre une route du premier objectif non fini, nous la prenons</text:span></text:p>
      <text:p text:style-name="P6"><text:tab/>- <text:span text:style-name="T3">Sinon, s’il l’on peut prendre des routes des autres objectifs où la couleur de la route n’est <text:tab/>pas utiliser pour finir le premier objectif non fini, nous la prenons</text:span></text:p>
      <text:p text:style-name="P6"/>
      <text:p text:style-name="P6">- <text:span text:style-name="T3">Enfin s’il nous avons pas pu faire l’un des actions si dessus, s’il y a une carte face visible qui peut aider à complété n’importe quelle route de nos objectifs, nous la prenons</text:span></text:p>
      <text:p text:style-name="P6">- <text:span text:style-name="T3">Sinon, on se remet à la chance et on pioche dans le deck</text:span></text:p>
      <text:p text:style-name="P6"/>
      <text:p text:style-name="P9">Dans Projet.c :</text:p>
      <text:p text:style-name="P7"/>
      <text:p text:style-name="P7">C’est ici qu’il y a la boucle du jeu, de l’initialisation des valeurs, les choix de notre action, la récupération de l’action de adversaire et ensuite la mise à jour de notre choix de chemin pour chaque objectif après chaque action des joueurs ainsi que la vérification des objectifs fini ou no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0T14:05:14.477577879</meta:creation-date>
    <dc:date>2021-01-20T14:38:29.169927404</dc:date>
    <meta:editing-duration>PT14S</meta:editing-duration>
    <meta:editing-cycles>1</meta:editing-cycles>
    <meta:document-statistic meta:table-count="0" meta:image-count="0" meta:object-count="0" meta:page-count="2" meta:paragraph-count="36" meta:word-count="698" meta:character-count="4079" meta:non-whitespace-character-count="3401"/>
    <meta:generator>LibreOffice/6.0.7.3$Linux_X86_64 LibreOffice_project/00m0$Build-3</meta:generator>
  </office:meta>
</office:document-meta>
</file>